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style-asian="normal" style:font-weight-asian="bold" style:font-style-complex="normal" style:font-weight-complex="bold"/>
    </style:style>
    <style:style style:name="P4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0a3d8" officeooo:paragraph-rsid="0010a3d8" style:text-blinking="false" fo:background-color="transparent"/>
    </style:style>
    <style:style style:name="P6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1b2d7" officeooo:paragraph-rsid="0010a3d8" style:text-blinking="false" fo:background-color="transparent"/>
    </style:style>
    <style:style style:name="P7" style:family="paragraph" style:parent-style-name="Text_20_body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8" style:family="paragraph" style:parent-style-name="Text_20_body">
      <style:paragraph-properties fo:margin-top="0in" fo:margin-bottom="0.111in" loext:contextual-spacing="false" fo:line-height="129%" style:writing-mode="lr-tb"/>
      <style:text-properties fo:font-weight="normal"/>
    </style:style>
    <style:style style:name="P9" style:family="paragraph" style:parent-style-name="Text_20_body">
      <style:paragraph-properties fo:margin-top="0in" fo:margin-bottom="0.111in" loext:contextual-spacing="false" fo:line-height="129%" style:writing-mode="lr-tb"/>
      <style:text-properties fo:font-weight="normal" officeooo:rsid="0010a3d8" officeooo:paragraph-rsid="0010a3d8"/>
    </style:style>
    <style:style style:name="P10" style:family="paragraph" style:parent-style-name="Text_20_body">
      <style:paragraph-properties fo:margin-top="0in" fo:margin-bottom="0.111in" loext:contextual-spacing="false" fo:line-height="129%" style:writing-mode="lr-tb"/>
      <style:text-properties fo:font-style="italic" fo:font-weight="normal" style:font-style-asian="italic" style:font-style-complex="italic"/>
    </style:style>
    <style:style style:name="P11" style:family="paragraph" style:parent-style-name="Text_20_body">
      <style:text-properties fo:font-weight="normal" officeooo:paragraph-rsid="00194482"/>
    </style:style>
    <style:style style:name="P12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2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3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6" style:family="paragraph" style:parent-style-name="Text_20_body" style:list-style-name="L4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7" style:family="paragraph" style:parent-style-name="Text_20_body" style:list-style-name="L5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in" fo:margin-bottom="0.111in" loext:contextual-spacing="false" fo:line-height="129%" fo:break-before="pag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1b2d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58434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6dc28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1pt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1pt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style="italic" style:font-style-asian="italic" style:font-weight-asian="normal" style:font-style-complex="italic" style:font-weight-complex="normal"/>
    </style:style>
    <style:style style:name="T10" style:family="text">
      <style:text-properties officeooo:rsid="00132e13"/>
    </style:style>
    <style:style style:name="T11" style:family="text">
      <style:text-properties officeooo:rsid="0019a077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3b2f7689-7fff-d787-eb9a-e791b8a990a9"/>Structura documentației</text:p>
      <text:p text:style-name="Text_20_body"/>
      <text:p text:style-name="P1">Abstract</text:p>
      <text:p text:style-name="P4"><text:span text:style-name="T9">Prezentare clară şi concisă a metodei propuse,</text:span> </text:p>
      <text:p text:style-name="P5">Scopul acestui proiect este realizarea unui produs software care isi propune detectarea grafurilor si identificarea eemntelor componente precum si a informatiilor din interiorul nodurilor. Proiectul are la baza procesarea imaginilor care contin reprezentari ale grafuriloe neorientate sau orientate.</text:p>
      <text:p text:style-name="P5">Propunerea de rezolvare a acestui proiect consta in identificarea fiecarui element ( nod, muchie, informatie din nod), apoi maparea la o anumita structura de date.</text:p>
      <text:list xml:id="list741554800" text:style-name="L1">
        <text:list-item>
          <text:p text:style-name="P13">Introducere</text:p>
        </text:list-item>
      </text:list>
      <text:p text:style-name="P10"><text:span text:style-name="T6">Contextul şi motivaţia proiectului. </text:span><text:span text:style-name="T7">Obiectivul </text:span><text:span text:style-name="T6">principal al proiectului pe care îl dezvoltați. </text:span></text:p>
      <text:p text:style-name="P9"><text:span text:style-name="T1">Alegerea acestui proiect a avut la baza solide </text:span><text:span text:style-name="T2">arguente in ceea ce priveste acumularea unor noi cunostinte, aprofundarea cunostintelor dobandite in anii anteriori, precum si interconectarea lor. Aceasta aplicatie este foarte folositoare pentru digitalizarea grafurilor <text:s/></text:span><text:span text:style-name="T3">in scopul usurarii manipulariii datelor </text:span><text:span text:style-name="T4">si de asemenea aplicarea unor algoritmi pe rezultatele obtinute.</text:span></text:p>
      <text:p text:style-name="P6"/>
      <text:list xml:id="list994594161" text:style-name="L2">
        <text:list-item>
          <text:p text:style-name="P14">Studiu bibliografic</text:p>
        </text:list-item>
      </text:list>
      <text:p text:style-name="P7">Prezentarea succintă a altor metode care rezolvă aceeași problemă, identificarea avantajelor/dezavantajelor pentru fiecare din aceste metode.</text:p>
      <text:p text:style-name="P3"/>
      <text:list xml:id="list735243958" text:style-name="L3">
        <text:list-item>
          <text:p text:style-name="P15">Metoda propusă</text:p>
        </text:list-item>
      </text:list>
      <text:p text:style-name="P4">Schema bloc a soluţiei propuse, descrierea fiecărui pas al soluţiei, imagini cu paşii intermediari</text:p>
      <text:list xml:id="list2352856710" text:style-name="L4">
        <text:list-item>
          <text:p text:style-name="P16">Rezultate experimentale</text:p>
        </text:list-item>
      </text:list>
      <text:p text:style-name="P8"><text:span text:style-name="T1">Imagini cu rezultatele obţinute, evaluarea </text:span><text:span text:style-name="T5">numerică</text:span><text:span text:style-name="T8"> </text:span><text:span text:style-name="T1">a soluţiei propuse, discuţie asupra parametrilor metodei propuse (dacă există)</text:span></text:p>
      <text:list xml:id="list3733694955" text:style-name="L5">
        <text:list-item>
          <text:p text:style-name="P17">Concluzii şi dezvoltări ulterioare</text:p>
        </text:list-item>
      </text:list>
      <text:p text:style-name="P1"/>
      <text:p text:style-name="P18">Bibliografie</text:p>
      <text:p text:style-name="P11"><text:span text:style-name="T11">1. </text:span><text:a xlink:type="simple" xlink:href="https://docs.opencv.org/2.4/doc/tutorials/imgproc/imgtrans/canny_detector/canny_detector.html?highlight=edge" text:style-name="Internet_20_link" text:visited-style-name="Visited_20_Internet_20_Link">https://docs.opencv.org/2.4/doc/tutorials/imgproc/imgtrans/canny_detector/canny_detector.html?highlight=edge</text:a> </text:p>
      <text:p text:style-name="P11"><text:span text:style-name="T11">2. </text:span><text:a xlink:type="simple" xlink:href="https://docs.opencv.org/2.4/doc/tutorials/imgproc/imgtrans/hough_circle/hough_circle.html" text:style-name="Internet_20_link" text:visited-style-name="Visited_20_Internet_20_Link">https://docs.opencv.org/2.4/doc/tutorials/imgproc/imgtrans/hough_circle/hough_circle.html</text:a>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05:28.578000000</meta:creation-date>
    <dc:date>2019-05-15T00:40:56.979000000</dc:date>
    <meta:editing-duration>PT9M53S</meta:editing-duration>
    <meta:editing-cycles>6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18" meta:word-count="201" meta:character-count="1707" meta:non-whitespace-character-count="1523"/>
  </office:meta>
</office:document-meta>
</file>